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Heading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7175*"/>
    </style:style>
    <style:style style:name="Table1.B" style:family="table-column">
      <style:table-column-properties style:rel-column-width="5835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6105*"/>
    </style:style>
    <style:style style:name="Table2.B" style:family="table-column">
      <style:table-column-properties style:rel-column-width="59429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9018*"/>
    </style:style>
    <style:style style:name="Table3.B" style:family="table-column">
      <style:table-column-properties style:rel-column-width="56516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7927*"/>
    </style:style>
    <style:style style:name="Table4.B" style:family="table-column">
      <style:table-column-properties style:rel-column-width="57607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7504*"/>
    </style:style>
    <style:style style:name="Table5.B" style:family="table-column">
      <style:table-column-properties style:rel-column-width="58030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362*"/>
    </style:style>
    <style:style style:name="Table6.B" style:family="table-column">
      <style:table-column-properties style:rel-column-width="56172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7175*"/>
    </style:style>
    <style:style style:name="Table7.B" style:family="table-column">
      <style:table-column-properties style:rel-column-width="58359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5994*"/>
    </style:style>
    <style:style style:name="Table8.B" style:family="table-column">
      <style:table-column-properties style:rel-column-width="59540*"/>
    </style:style>
  </office:automatic-styles>
  <office:body>
    <office:text>
<text:p text:style-name="Title">0227 - Servicios en Red</text:p>
<text:p text:style-name="Subtitle">Curso 2024-2025</text:p>
<text:p text:style-name="Author">Opositor Nº 88888888</text:p>
Programación didáctica para el primer curso del Grado Medio de Sistemas Microinformáticos y Redes. Impartida en el IES Salmedina (Chipiona, Cádiz) Curso 2024-2025.
<text:h text:style-name="Heading_20_1" text:outline-level="1"><text:bookmark-start text:name="introducción"/>Introducción<text:bookmark-end text:name="introducción"/></text:h>
<text:p text:style-name="First_20_paragraph">La programación didáctica es una forma de organizar la actividad docente, dándole una estructura coherente con las características de la enseñanza y de las circunstancias en que se produce, teniendo en cuenta todos los aspectos que rodean al alumnado y al proceso de enseñanza aprendizaje.</text:p>
<text:p text:style-name="Text_20_body">Programar es elaborar un proyecto de acción con una duración temporal variable, sobre unos contenidos, para un alumnado en una situación determinada y en un entorno determinado, con la finalidad de que alcancen unos objetivos que pueden constatarse y saber el grado de consecución de los mismos y en qué medida y cómo los han logrado.</text:p>
<text:p text:style-name="Text_20_body">Una programación didáctica ha de ser abierta y flexible ya que hemos de ser capaces de adaptarnos a las necesidades del alumnado y a su entorno.</text:p>
<text:h text:style-name="Heading_20_1" text:outline-level="1"><text:bookmark-start text:name="justificación"/>Justificación<text:bookmark-end text:name="justificación"/></text:h>
<text:p text:style-name="First_20_paragraph">En la Formación Profesional el Real Decreto 1147/2011 establece la ordenación general de la formación profesional. En su Artículo 3 se establece que las enseñanzas de Formación Profesional tienen por objeto conseguir que el alumnado adquiera las competencias profesionales, personales y sociales que capacitan para el desempeño cualificado de diversas profesiones, el acceso al empleo y la participación activa en la vida social, cultural y económica.</text:p>
<text:p text:style-name="Text_20_body">Estas competencias están agrupadas en cualificaciones profesionales, las cualificaciones profesionales son, de acuerdo a la Ley Orgánica 5/2002, de 19 de junio, el conjunto de competencias profesionales con significación para el empleo que pueden ser adquiridas mediante formación modular u otros tipos de formación y a través de la experiencia laboral.</text:p>
<text:p text:style-name="Text_20_body">Una persona cualificada es una persona preparada, alguien capaz de realizar un determinado trabajo, que dispone de todas las competencias profesionales que se requieren en ese puesto, haciendo a esa persona idónea para el puesto.</text:p>
<text:p text:style-name="Text_20_body">En el Catálogo Nacional de Cualificaciones Profesionales se ordenan las diferentes cualificaciones profesionales en diferentes Familias Profesionales y en diferentes niveles de cualificación, teniendo en cuenta criterios de la Unión Europea.</text:p>
<text:p text:style-name="Text_20_body">La cualificación profesional del Ciclo Formativo de Grado Medio : <text:span text:style-name="T1">Sistemas Microinformáticos y redes</text:span>, establecido por el Real Decreto de Título 1691/2007 y por la Orden 29 de Julio de 2009 de la Conselleria de Educación Formación y Empleo de la Generalitat Valenciana se estructura en:</text:p>
<text:list text:style-name="L1">
  <text:list-item>
    <text:p text:style-name="P1">Unidades de competencias que comprenden tanto competencias específicas como aquellas otras determinantes para un adecuado desempeño profesional.</text:p>
  </text:list-item>
  <text:list-item>
    <text:p text:style-name="P1">Módulos formativos que constituyen bloques coherentes de formación asociados a cada una de las unidades de competencia. Estas unidades configuran la cualificación y dan forma a la unidad mínima de formación profesional para obtener el título de “Técnico en Sistemas Microinformáticos y Redes” (SMX).</text:p>
  </text:list-item>
</text:list>
<text:h text:style-name="Heading_20_1" text:outline-level="1"><text:bookmark-start text:name="resultados-de-aprendizaje-y-criterios-de-evaluación"/>Resultados de aprendizaje y criterios de evaluación<text:bookmark-end text:name="resultados-de-aprendizaje-y-criterios-de-evaluación"/></text:h>
<text:p text:style-name="First_20_paragraph">Los resultados de aprendizaje son el conjunto de saberes que el alumnado ha de construir y organizar en sus esquemas de conocimiento, las habilidades cognitivas y destrezas motrices que deberán ser desplegadas en sus actuaciones, así como las actitudes que es necesario ir inculcando y desarrollando en el alumnado. Estos saberes, aplicados en un entorno laboral, se convertirán en competencias laborales.</text:p>
<text:p text:style-name="Text_20_body">De acuerdo con la normativa vigente, los objetivos específicos están expresados en términos de resultados de aprendizaje. En el apartado de los criterios de evaluación estos están relacionados con los mismos.</text:p>
<text:p text:style-name="Text_20_body">Los resultados de aprendizaje ligados a este módulo están especificados en el BOE, y son los siguientes,</text:p>
<text:h text:style-name="Heading_20_2" text:outline-level="2"><text:bookmark-start text:name="resultado-de-aprendizaje-1-ra1"/>Resultado de aprendizaje 1 (RA1)<text:bookmark-end text:name="resultado-de-aprendizaje-1-ra1"/></text:h>
<text:p text:style-name="First_20_paragraph">Instala servicios de configuración dinámica, describiendo sus características y aplicaciones.</text:p>
<text:h text:style-name="Heading_20_3" text:outline-level="3"><text:bookmark-start text:name="criterios-de-evaluación"/>Criterios de evaluación<text:bookmark-end text:name="criterios-de-evaluación"/></text:h>
<table:table table:name="Table1" table:style-name="Table1">
  <table:table-column table:style-name="Table1.A"/>
  <table:table-column table:style-name="Table1.B"/>
  <table:table-header-rows>
    <table:table-row>
      <table:table-cell table:style-name="TableHeaderRowCell" office:value-type="string">
        <text:p text:style-name="P2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3"><text:span text:style-name="Source_Text">01.a</text:span></text:p>
    </table:table-cell>
    <table:table-cell table:style-name="TableRowCell" office:value-type="string">
      <text:p text:style-name="Table_20_Contents">Se ha reconocido el funcionamiento de los mecanismos automatizados de configuración de los parámetros de red.</text:p>
    </table:table-cell>
  </table:table-row>
  <table:table-row>
    <table:table-cell table:style-name="TableRowCell" office:value-type="string">
      <text:p text:style-name="P3"><text:span text:style-name="Source_Text">01.b</text:span></text:p>
    </table:table-cell>
    <table:table-cell table:style-name="TableRowCell" office:value-type="string">
      <text:p text:style-name="Table_20_Contents">Se han identificado las ventajas que proporcionan.</text:p>
    </table:table-cell>
  </table:table-row>
  <table:table-row>
    <table:table-cell table:style-name="TableRowCell" office:value-type="string">
      <text:p text:style-name="P3"><text:span text:style-name="Source_Text">01.c</text:span></text:p>
    </table:table-cell>
    <table:table-cell table:style-name="TableRowCell" office:value-type="string">
      <text:p text:style-name="Table_20_Contents">Se han ilustrado los procedimientos y pautas que intervienen en una solicitud de configuración de los parámetros de red.</text:p>
    </table:table-cell>
  </table:table-row>
  <table:table-row>
    <table:table-cell table:style-name="TableRowCell" office:value-type="string">
      <text:p text:style-name="P3"><text:span text:style-name="Source_Text">01.d</text:span></text:p>
    </table:table-cell>
    <table:table-cell table:style-name="TableRowCell" office:value-type="string">
      <text:p text:style-name="Table_20_Contents">Se ha instalado un servicio de configuración dinámica de los parámetros de red.</text:p>
    </table:table-cell>
  </table:table-row>
  <table:table-row>
    <table:table-cell table:style-name="TableRowCell" office:value-type="string">
      <text:p text:style-name="P3"><text:span text:style-name="Source_Text">01.e</text:span></text:p>
    </table:table-cell>
    <table:table-cell table:style-name="TableRowCell" office:value-type="string">
      <text:p text:style-name="Table_20_Contents">Se ha preparado el servicio para asignar la configuración básica a los sistemas de una red local.</text:p>
    </table:table-cell>
  </table:table-row>
  <table:table-row>
    <table:table-cell table:style-name="TableRowCell" office:value-type="string">
      <text:p text:style-name="P3"><text:span text:style-name="Source_Text">01.f</text:span></text:p>
    </table:table-cell>
    <table:table-cell table:style-name="TableRowCell" office:value-type="string">
      <text:p text:style-name="Table_20_Contents">Se han realizado asignaciones dinámicas y estáticas.</text:p>
    </table:table-cell>
  </table:table-row>
  <table:table-row>
    <table:table-cell table:style-name="TableRowCell" office:value-type="string">
      <text:p text:style-name="P3"><text:span text:style-name="Source_Text">01.g</text:span></text:p>
    </table:table-cell>
    <table:table-cell table:style-name="TableRowCell" office:value-type="string">
      <text:p text:style-name="Table_20_Contents">Se han integrado en el servicio opciones adicionales de configuración.</text:p>
    </table:table-cell>
  </table:table-row>
  <table:table-row>
    <table:table-cell table:style-name="TableRowCell" office:value-type="string">
      <text:p text:style-name="P3"><text:span text:style-name="Source_Text">01.h</text:span></text:p>
    </table:table-cell>
    <table:table-cell table:style-name="TableRowCell" office:value-type="string">
      <text:p text:style-name="Table_20_Contents">Se ha verificando la correcta asignación de los parámetros.</text:p>
    </table:table-cell>
  </table:table-row>
</table:table>
<text:h text:style-name="Heading_20_2" text:outline-level="2"><text:bookmark-start text:name="resultado-de-aprendizaje-2-ra2"/>Resultado de aprendizaje 2 (RA2)<text:bookmark-end text:name="resultado-de-aprendizaje-2-ra2"/></text:h>
<text:p text:style-name="First_20_paragraph">Instala servicios de resolución de nombres, describiendo sus características y aplicaciones.</text:p>
<text:h text:style-name="Heading_20_3" text:outline-level="3"><text:bookmark-start text:name="criterios-de-evaluación-1"/>Criterios de evaluación<text:bookmark-end text:name="criterios-de-evaluación-1"/></text:h>
<table:table table:name="Table2" table:style-name="Table2">
  <table:table-column table:style-name="Table2.A"/>
  <table:table-column table:style-name="Table2.B"/>
  <table:table-header-rows>
    <table:table-row>
      <table:table-cell table:style-name="TableHeaderRowCell" office:value-type="string">
        <text:p text:style-name="P4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5"><text:span text:style-name="Source_Text">02.a</text:span></text:p>
    </table:table-cell>
    <table:table-cell table:style-name="TableRowCell" office:value-type="string">
      <text:p text:style-name="Table_20_Contents">Se han identificado y descrito escenarios en los que surge la necesidad de un servicio de resolución de nombres.</text:p>
    </table:table-cell>
  </table:table-row>
  <table:table-row>
    <table:table-cell table:style-name="TableRowCell" office:value-type="string">
      <text:p text:style-name="P5"><text:span text:style-name="Source_Text">02.b</text:span></text:p>
    </table:table-cell>
    <table:table-cell table:style-name="TableRowCell" office:value-type="string">
      <text:p text:style-name="Table_20_Contents">Se han clasificado los principales mecanismos de resolución de nombres.</text:p>
    </table:table-cell>
  </table:table-row>
  <table:table-row>
    <table:table-cell table:style-name="TableRowCell" office:value-type="string">
      <text:p text:style-name="P5"><text:span text:style-name="Source_Text">02.c</text:span></text:p>
    </table:table-cell>
    <table:table-cell table:style-name="TableRowCell" office:value-type="string">
      <text:p text:style-name="Table_20_Contents">Se ha descrito la estructura, nomenclatura y funcionalidad de los sistemas de nombres jerárquicos.</text:p>
    </table:table-cell>
  </table:table-row>
  <table:table-row>
    <table:table-cell table:style-name="TableRowCell" office:value-type="string">
      <text:p text:style-name="P5"><text:span text:style-name="Source_Text">02.d</text:span></text:p>
    </table:table-cell>
    <table:table-cell table:style-name="TableRowCell" office:value-type="string">
      <text:p text:style-name="Table_20_Contents">Se ha instalado un servicio jerárquico de resolución de nombres.</text:p>
    </table:table-cell>
  </table:table-row>
  <table:table-row>
    <table:table-cell table:style-name="TableRowCell" office:value-type="string">
      <text:p text:style-name="P5"><text:span text:style-name="Source_Text">02.e</text:span></text:p>
    </table:table-cell>
    <table:table-cell table:style-name="TableRowCell" office:value-type="string">
      <text:p text:style-name="Table_20_Contents">Se ha preparado el servicio para almacenar las respuestas procedentes de servidores de redes públicas y servirlas a los equipos de la red local.</text:p>
    </table:table-cell>
  </table:table-row>
  <table:table-row>
    <table:table-cell table:style-name="TableRowCell" office:value-type="string">
      <text:p text:style-name="P5"><text:span text:style-name="Source_Text">02.f</text:span></text:p>
    </table:table-cell>
    <table:table-cell table:style-name="TableRowCell" office:value-type="string">
      <text:p text:style-name="Table_20_Contents">Se han añadido registros de nombres correspondientes a una zona nueva, con opciones relativas a servidores de correo y alias.</text:p>
    </table:table-cell>
  </table:table-row>
  <table:table-row>
    <table:table-cell table:style-name="TableRowCell" office:value-type="string">
      <text:p text:style-name="P5"><text:span text:style-name="Source_Text">02.g</text:span></text:p>
    </table:table-cell>
    <table:table-cell table:style-name="TableRowCell" office:value-type="string">
      <text:p text:style-name="Table_20_Contents">Se ha trabajado en grupo para realizar transferencias de zona entre dos o más servidores.</text:p>
    </table:table-cell>
  </table:table-row>
  <table:table-row>
    <table:table-cell table:style-name="TableRowCell" office:value-type="string">
      <text:p text:style-name="P5"><text:span text:style-name="Source_Text">02.h</text:span></text:p>
    </table:table-cell>
    <table:table-cell table:style-name="TableRowCell" office:value-type="string">
      <text:p text:style-name="Table_20_Contents">Se ha comprobado el funcionamiento correcto del servidor.</text:p>
    </table:table-cell>
  </table:table-row>
</table:table>
<text:h text:style-name="Heading_20_2" text:outline-level="2"><text:bookmark-start text:name="resultado-de-aprendizaje-3-ra3"/>Resultado de aprendizaje 3 (RA3)<text:bookmark-end text:name="resultado-de-aprendizaje-3-ra3"/></text:h>
<text:p text:style-name="First_20_paragraph">Instala servicios de gestión de archivos web, identificando sus aplicaciones y verificando su integridad.</text:p>
<text:h text:style-name="Heading_20_3" text:outline-level="3"><text:bookmark-start text:name="criterios-de-evaluación-2"/>Criterios de evaluación<text:bookmark-end text:name="criterios-de-evaluación-2"/></text:h>
<table:table table:name="Table3" table:style-name="Table3">
  <table:table-column table:style-name="Table3.A"/>
  <table:table-column table:style-name="Table3.B"/>
  <table:table-header-rows>
    <table:table-row>
      <table:table-cell table:style-name="TableHeaderRowCell" office:value-type="string">
        <text:p text:style-name="P6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7"><text:span text:style-name="Source_Text">03.a</text:span></text:p>
    </table:table-cell>
    <table:table-cell table:style-name="TableRowCell" office:value-type="string">
      <text:p text:style-name="Table_20_Contents">Se ha establecido la utilidad y modo de operación del servicio de transferencia de ficheros.</text:p>
    </table:table-cell>
  </table:table-row>
  <table:table-row>
    <table:table-cell table:style-name="TableRowCell" office:value-type="string">
      <text:p text:style-name="P7"><text:span text:style-name="Source_Text">03.b</text:span></text:p>
    </table:table-cell>
    <table:table-cell table:style-name="TableRowCell" office:value-type="string">
      <text:p text:style-name="Table_20_Contents">Se ha instalado un servicio de transferencia de ficheros.</text:p>
    </table:table-cell>
  </table:table-row>
  <table:table-row>
    <table:table-cell table:style-name="TableRowCell" office:value-type="string">
      <text:p text:style-name="P7"><text:span text:style-name="Source_Text">03.c</text:span></text:p>
    </table:table-cell>
    <table:table-cell table:style-name="TableRowCell" office:value-type="string">
      <text:p text:style-name="Table_20_Contents">Se han creado usuarios y grupos para acceso remoto al servidor.</text:p>
    </table:table-cell>
  </table:table-row>
  <table:table-row>
    <table:table-cell table:style-name="TableRowCell" office:value-type="string">
      <text:p text:style-name="P7"><text:span text:style-name="Source_Text">03.d</text:span></text:p>
    </table:table-cell>
    <table:table-cell table:style-name="TableRowCell" office:value-type="string">
      <text:p text:style-name="Table_20_Contents">Se ha configurado el acceso anónimo.</text:p>
    </table:table-cell>
  </table:table-row>
  <table:table-row>
    <table:table-cell table:style-name="TableRowCell" office:value-type="string">
      <text:p text:style-name="P7"><text:span text:style-name="Source_Text">03.e</text:span></text:p>
    </table:table-cell>
    <table:table-cell table:style-name="TableRowCell" office:value-type="string">
      <text:p text:style-name="Table_20_Contents">Se han establecido límites en los distintos modos de acceso.</text:p>
    </table:table-cell>
  </table:table-row>
  <table:table-row>
    <table:table-cell table:style-name="TableRowCell" office:value-type="string">
      <text:p text:style-name="P7"><text:span text:style-name="Source_Text">03.f</text:span></text:p>
    </table:table-cell>
    <table:table-cell table:style-name="TableRowCell" office:value-type="string">
      <text:p text:style-name="Table_20_Contents">Se ha comprobado el acceso al servidor, tanto en modo activo como en modo pasivo.</text:p>
    </table:table-cell>
  </table:table-row>
  <table:table-row>
    <table:table-cell table:style-name="TableRowCell" office:value-type="string">
      <text:p text:style-name="P7"><text:span text:style-name="Source_Text">03.g</text:span></text:p>
    </table:table-cell>
    <table:table-cell table:style-name="TableRowCell" office:value-type="string">
      <text:p text:style-name="Table_20_Contents">Se han realizado pruebas con clientes en línea de comandos y en modo gráfico.</text:p>
    </table:table-cell>
  </table:table-row>
</table:table>
<text:h text:style-name="Heading_20_2" text:outline-level="2"><text:bookmark-start text:name="resultado-de-aprendizaje-4-ra4"/>Resultado de aprendizaje 4 (RA4)<text:bookmark-end text:name="resultado-de-aprendizaje-4-ra4"/></text:h>
<text:p text:style-name="First_20_paragraph">Gestiona servidores de correo electrónico identificando requerimientos de utilización y aplicando criterios de configuración</text:p>
<text:h text:style-name="Heading_20_3" text:outline-level="3"><text:bookmark-start text:name="criterios-de-evaluación-3"/>Criterios de evaluación<text:bookmark-end text:name="criterios-de-evaluación-3"/></text:h>
<table:table table:name="Table4" table:style-name="Table4">
  <table:table-column table:style-name="Table4.A"/>
  <table:table-column table:style-name="Table4.B"/>
  <table:table-header-rows>
    <table:table-row>
      <table:table-cell table:style-name="TableHeaderRowCell" office:value-type="string">
        <text:p text:style-name="P8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9"><text:span text:style-name="Source_Text">04.a</text:span></text:p>
    </table:table-cell>
    <table:table-cell table:style-name="TableRowCell" office:value-type="string">
      <text:p text:style-name="Table_20_Contents">Se han descrito los diferentes protocolos que intervienen en el envío y recogida del correo electrónico.</text:p>
    </table:table-cell>
  </table:table-row>
  <table:table-row>
    <table:table-cell table:style-name="TableRowCell" office:value-type="string">
      <text:p text:style-name="P9"><text:span text:style-name="Source_Text">04.b</text:span></text:p>
    </table:table-cell>
    <table:table-cell table:style-name="TableRowCell" office:value-type="string">
      <text:p text:style-name="Table_20_Contents">Se ha instalado un servidor de correo electrónico.</text:p>
    </table:table-cell>
  </table:table-row>
  <table:table-row>
    <table:table-cell table:style-name="TableRowCell" office:value-type="string">
      <text:p text:style-name="P9"><text:span text:style-name="Source_Text">04.c</text:span></text:p>
    </table:table-cell>
    <table:table-cell table:style-name="TableRowCell" office:value-type="string">
      <text:p text:style-name="Table_20_Contents">Se han creado cuentas de usuario y verificado el acceso de las mismas.</text:p>
    </table:table-cell>
  </table:table-row>
  <table:table-row>
    <table:table-cell table:style-name="TableRowCell" office:value-type="string">
      <text:p text:style-name="P9"><text:span text:style-name="Source_Text">04.d</text:span></text:p>
    </table:table-cell>
    <table:table-cell table:style-name="TableRowCell" office:value-type="string">
      <text:p text:style-name="Table_20_Contents">Se han definido alias para las cuentas de correo.</text:p>
    </table:table-cell>
  </table:table-row>
  <table:table-row>
    <table:table-cell table:style-name="TableRowCell" office:value-type="string">
      <text:p text:style-name="P9"><text:span text:style-name="Source_Text">04.e</text:span></text:p>
    </table:table-cell>
    <table:table-cell table:style-name="TableRowCell" office:value-type="string">
      <text:p text:style-name="Table_20_Contents">Se han aplicado métodos para impedir usos indebidos del servidor de correo electrónico.</text:p>
    </table:table-cell>
  </table:table-row>
  <table:table-row>
    <table:table-cell table:style-name="TableRowCell" office:value-type="string">
      <text:p text:style-name="P9"><text:span text:style-name="Source_Text">04.f</text:span></text:p>
    </table:table-cell>
    <table:table-cell table:style-name="TableRowCell" office:value-type="string">
      <text:p text:style-name="Table_20_Contents">Se han instalado servicios para permitir la recogida remota del correo existente en los buzones de usuario.</text:p>
    </table:table-cell>
  </table:table-row>
  <table:table-row>
    <table:table-cell table:style-name="TableRowCell" office:value-type="string">
      <text:p text:style-name="P9"><text:span text:style-name="Source_Text">04.g</text:span></text:p>
    </table:table-cell>
    <table:table-cell table:style-name="TableRowCell" office:value-type="string">
      <text:p text:style-name="Table_20_Contents">Se han usado clientes de correo electrónico para enviar y recibir correo.</text:p>
    </table:table-cell>
  </table:table-row>
</table:table>
<text:h text:style-name="Heading_20_2" text:outline-level="2"><text:bookmark-start text:name="resultado-de-aprendizaje-5-ra5"/>Resultado de aprendizaje 5 (RA5)<text:bookmark-end text:name="resultado-de-aprendizaje-5-ra5"/></text:h>
<text:p text:style-name="First_20_paragraph">Gestiona servidores web identificando requerimientos de utilización y aplicando criterios de configuración</text:p>
<text:h text:style-name="Heading_20_3" text:outline-level="3"><text:bookmark-start text:name="criterios-de-evaluación-4"/>Criterios de evaluación<text:bookmark-end text:name="criterios-de-evaluación-4"/></text:h>
<table:table table:name="Table5" table:style-name="Table5">
  <table:table-column table:style-name="Table5.A"/>
  <table:table-column table:style-name="Table5.B"/>
  <table:table-header-rows>
    <table:table-row>
      <table:table-cell table:style-name="TableHeaderRowCell" office:value-type="string">
        <text:p text:style-name="P10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1"><text:span text:style-name="Source_Text">05.a</text:span></text:p>
    </table:table-cell>
    <table:table-cell table:style-name="TableRowCell" office:value-type="string">
      <text:p text:style-name="Table_20_Contents">Se han descrito los fundamentos y protocolos en los que se basa el funcionamiento de un servidor web.</text:p>
    </table:table-cell>
  </table:table-row>
  <table:table-row>
    <table:table-cell table:style-name="TableRowCell" office:value-type="string">
      <text:p text:style-name="P11"><text:span text:style-name="Source_Text">05.b</text:span></text:p>
    </table:table-cell>
    <table:table-cell table:style-name="TableRowCell" office:value-type="string">
      <text:p text:style-name="Table_20_Contents">Se ha instalado un servidor web.</text:p>
    </table:table-cell>
  </table:table-row>
  <table:table-row>
    <table:table-cell table:style-name="TableRowCell" office:value-type="string">
      <text:p text:style-name="P11"><text:span text:style-name="Source_Text">05.c</text:span></text:p>
    </table:table-cell>
    <table:table-cell table:style-name="TableRowCell" office:value-type="string">
      <text:p text:style-name="Table_20_Contents">Se han creado sitios virtuales.</text:p>
    </table:table-cell>
  </table:table-row>
  <table:table-row>
    <table:table-cell table:style-name="TableRowCell" office:value-type="string">
      <text:p text:style-name="P11"><text:span text:style-name="Source_Text">05.d</text:span></text:p>
    </table:table-cell>
    <table:table-cell table:style-name="TableRowCell" office:value-type="string">
      <text:p text:style-name="Table_20_Contents">Se han verificado las posibilidades existentes para discriminar el sitio destino del tráfico entrante al servidor.</text:p>
    </table:table-cell>
  </table:table-row>
  <table:table-row>
    <table:table-cell table:style-name="TableRowCell" office:value-type="string">
      <text:p text:style-name="P11"><text:span text:style-name="Source_Text">05.e</text:span></text:p>
    </table:table-cell>
    <table:table-cell table:style-name="TableRowCell" office:value-type="string">
      <text:p text:style-name="Table_20_Contents">Se ha configurado la seguridad del servidor.</text:p>
    </table:table-cell>
  </table:table-row>
  <table:table-row>
    <table:table-cell table:style-name="TableRowCell" office:value-type="string">
      <text:p text:style-name="P11"><text:span text:style-name="Source_Text">05.f</text:span></text:p>
    </table:table-cell>
    <table:table-cell table:style-name="TableRowCell" office:value-type="string">
      <text:p text:style-name="Table_20_Contents">Se ha comprobando el acceso de los usuarios al servidor.</text:p>
    </table:table-cell>
  </table:table-row>
  <table:table-row>
    <table:table-cell table:style-name="TableRowCell" office:value-type="string">
      <text:p text:style-name="P11"><text:span text:style-name="Source_Text">05.g</text:span></text:p>
    </table:table-cell>
    <table:table-cell table:style-name="TableRowCell" office:value-type="string">
      <text:p text:style-name="Table_20_Contents">Se ha diferenciado y probado la ejecución de código en el servidor y en el cliente.</text:p>
    </table:table-cell>
  </table:table-row>
  <table:table-row>
    <table:table-cell table:style-name="TableRowCell" office:value-type="string">
      <text:p text:style-name="P11"><text:span text:style-name="Source_Text">05.h</text:span></text:p>
    </table:table-cell>
    <table:table-cell table:style-name="TableRowCell" office:value-type="string">
      <text:p text:style-name="Table_20_Contents">Se han instalado módulos sobre el servidor.</text:p>
    </table:table-cell>
  </table:table-row>
  <table:table-row>
    <table:table-cell table:style-name="TableRowCell" office:value-type="string">
      <text:p text:style-name="P11"><text:span text:style-name="Source_Text">05.i</text:span></text:p>
    </table:table-cell>
    <table:table-cell table:style-name="TableRowCell" office:value-type="string">
      <text:p text:style-name="Table_20_Contents">Se han establecido mecanismos para asegurar las comunicaciones entre el cliente y el servidor.</text:p>
    </table:table-cell>
  </table:table-row>
</table:table>
<text:h text:style-name="Heading_20_2" text:outline-level="2"><text:bookmark-start text:name="resultado-de-aprendizaje-6-ra6"/>Resultado de aprendizaje 6 (RA6)<text:bookmark-end text:name="resultado-de-aprendizaje-6-ra6"/></text:h>
<text:p text:style-name="First_20_paragraph">Instala aplicaciones web de escritorio, describiendo sus características y entornos de uso.</text:p>
<text:h text:style-name="Heading_20_3" text:outline-level="3"><text:bookmark-start text:name="criterios-de-evaluación-5"/>Criterios de evaluación<text:bookmark-end text:name="criterios-de-evaluación-5"/></text:h>
<table:table table:name="Table6" table:style-name="Table6">
  <table:table-column table:style-name="Table6.A"/>
  <table:table-column table:style-name="Table6.B"/>
  <table:table-header-rows>
    <table:table-row>
      <table:table-cell table:style-name="TableHeaderRowCell" office:value-type="string">
        <text:p text:style-name="P12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3"><text:span text:style-name="Source_Text">06.a</text:span></text:p>
    </table:table-cell>
    <table:table-cell table:style-name="TableRowCell" office:value-type="string">
      <text:p text:style-name="Table_20_Contents">Se han descrito métodos de acceso y administración remota de sistemas.</text:p>
    </table:table-cell>
  </table:table-row>
  <table:table-row>
    <table:table-cell table:style-name="TableRowCell" office:value-type="string">
      <text:p text:style-name="P13"><text:span text:style-name="Source_Text">06.b</text:span></text:p>
    </table:table-cell>
    <table:table-cell table:style-name="TableRowCell" office:value-type="string">
      <text:p text:style-name="Table_20_Contents">Se ha instalado un servicio de acceso remoto en línea de comandos.</text:p>
    </table:table-cell>
  </table:table-row>
  <table:table-row>
    <table:table-cell table:style-name="TableRowCell" office:value-type="string">
      <text:p text:style-name="P13"><text:span text:style-name="Source_Text">06.c</text:span></text:p>
    </table:table-cell>
    <table:table-cell table:style-name="TableRowCell" office:value-type="string">
      <text:p text:style-name="Table_20_Contents">Se ha instalado un servicio de acceso remoto en modo gráfico.</text:p>
    </table:table-cell>
  </table:table-row>
  <table:table-row>
    <table:table-cell table:style-name="TableRowCell" office:value-type="string">
      <text:p text:style-name="P13"><text:span text:style-name="Source_Text">06.d</text:span></text:p>
    </table:table-cell>
    <table:table-cell table:style-name="TableRowCell" office:value-type="string">
      <text:p text:style-name="Table_20_Contents">Se ha comprobado el funcionamiento de ambos métodos.</text:p>
    </table:table-cell>
  </table:table-row>
  <table:table-row>
    <table:table-cell table:style-name="TableRowCell" office:value-type="string">
      <text:p text:style-name="P13"><text:span text:style-name="Source_Text">06.e</text:span></text:p>
    </table:table-cell>
    <table:table-cell table:style-name="TableRowCell" office:value-type="string">
      <text:p text:style-name="Table_20_Contents">Se han identificado las principales ventajas y deficiencias de cada uno.</text:p>
    </table:table-cell>
  </table:table-row>
  <table:table-row>
    <table:table-cell table:style-name="TableRowCell" office:value-type="string">
      <text:p text:style-name="P13"><text:span text:style-name="Source_Text">06.f</text:span></text:p>
    </table:table-cell>
    <table:table-cell table:style-name="TableRowCell" office:value-type="string">
      <text:p text:style-name="Table_20_Contents">Se han realizado pruebas de acceso remoto entre sistemas de distinta naturaleza.</text:p>
    </table:table-cell>
  </table:table-row>
  <table:table-row>
    <table:table-cell table:style-name="TableRowCell" office:value-type="string">
      <text:p text:style-name="P13"><text:span text:style-name="Source_Text">06.g</text:span></text:p>
    </table:table-cell>
    <table:table-cell table:style-name="TableRowCell" office:value-type="string">
      <text:p text:style-name="Table_20_Contents">Se han realizado pruebas de administración remota entre sistemas de distinta naturaleza.</text:p>
    </table:table-cell>
  </table:table-row>
</table:table>
<text:h text:style-name="Heading_20_2" text:outline-level="2"><text:bookmark-start text:name="resultado-de-aprendizaje-7-ra7"/>Resultado de aprendizaje 7 (RA7)<text:bookmark-end text:name="resultado-de-aprendizaje-7-ra7"/></text:h>
<text:p text:style-name="First_20_paragraph">Despliega redes inalámbricas seguras justificando la configuración elegida y describiendo los procedimientos de implantación.</text:p>
<text:h text:style-name="Heading_20_3" text:outline-level="3"><text:bookmark-start text:name="criterios-de-evaluación-6"/>Criterios de evaluación<text:bookmark-end text:name="criterios-de-evaluación-6"/></text:h>
<table:table table:name="Table7" table:style-name="Table7">
  <table:table-column table:style-name="Table7.A"/>
  <table:table-column table:style-name="Table7.B"/>
  <table:table-header-rows>
    <table:table-row>
      <table:table-cell table:style-name="TableHeaderRowCell" office:value-type="string">
        <text:p text:style-name="P14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5"><text:span text:style-name="Source_Text">07.a</text:span></text:p>
    </table:table-cell>
    <table:table-cell table:style-name="TableRowCell" office:value-type="string">
      <text:p text:style-name="Table_20_Contents">Se ha instalado un punto de acceso inalámbrico dentro de una red local.</text:p>
    </table:table-cell>
  </table:table-row>
  <table:table-row>
    <table:table-cell table:style-name="TableRowCell" office:value-type="string">
      <text:p text:style-name="P15"><text:span text:style-name="Source_Text">07.b</text:span></text:p>
    </table:table-cell>
    <table:table-cell table:style-name="TableRowCell" office:value-type="string">
      <text:p text:style-name="Table_20_Contents">Se han reconocido los protocolos, modos de funcionamiento y principales parámetros de configuración del punto de acceso.</text:p>
    </table:table-cell>
  </table:table-row>
  <table:table-row>
    <table:table-cell table:style-name="TableRowCell" office:value-type="string">
      <text:p text:style-name="P15"><text:span text:style-name="Source_Text">07.c</text:span></text:p>
    </table:table-cell>
    <table:table-cell table:style-name="TableRowCell" office:value-type="string">
      <text:p text:style-name="Table_20_Contents">Se ha seleccionado la configuración más idónea sobre distintos escenarios de prueba.</text:p>
    </table:table-cell>
  </table:table-row>
  <table:table-row>
    <table:table-cell table:style-name="TableRowCell" office:value-type="string">
      <text:p text:style-name="P15"><text:span text:style-name="Source_Text">07.d</text:span></text:p>
    </table:table-cell>
    <table:table-cell table:style-name="TableRowCell" office:value-type="string">
      <text:p text:style-name="Table_20_Contents">Se ha establecido un mecanismo adecuado de seguridad para las comunicaciones inalámbricas.</text:p>
    </table:table-cell>
  </table:table-row>
  <table:table-row>
    <table:table-cell table:style-name="TableRowCell" office:value-type="string">
      <text:p text:style-name="P15"><text:span text:style-name="Source_Text">07.e</text:span></text:p>
    </table:table-cell>
    <table:table-cell table:style-name="TableRowCell" office:value-type="string">
      <text:p text:style-name="Table_20_Contents">Se han usado diversos tipos de dispositivos y adaptadores inalámbricos para comprobar la cobertura.</text:p>
    </table:table-cell>
  </table:table-row>
  <table:table-row>
    <table:table-cell table:style-name="TableRowCell" office:value-type="string">
      <text:p text:style-name="P15"><text:span text:style-name="Source_Text">07.f</text:span></text:p>
    </table:table-cell>
    <table:table-cell table:style-name="TableRowCell" office:value-type="string">
      <text:p text:style-name="Table_20_Contents">Se ha instalado un encaminador inalámbrico con conexión a red pública y servicios inalámbricos de red local.</text:p>
    </table:table-cell>
  </table:table-row>
  <table:table-row>
    <table:table-cell table:style-name="TableRowCell" office:value-type="string">
      <text:p text:style-name="P15"><text:span text:style-name="Source_Text">07.g</text:span></text:p>
    </table:table-cell>
    <table:table-cell table:style-name="TableRowCell" office:value-type="string">
      <text:p text:style-name="Table_20_Contents">Se ha configurado y probado el encaminador desde los ordenadores de la red local.</text:p>
    </table:table-cell>
  </table:table-row>
</table:table>
<text:h text:style-name="Heading_20_2" text:outline-level="2"><text:bookmark-start text:name="resultado-de-aprendizaje-8-ra8"/>Resultado de aprendizaje 8 (RA8)<text:bookmark-end text:name="resultado-de-aprendizaje-8-ra8"/></text:h>
<text:p text:style-name="First_20_paragraph">Establece el acceso desde redes locales a redes públicas identificando posibles escenarios y aplicando software específico.</text:p>
<text:h text:style-name="Heading_20_3" text:outline-level="3"><text:bookmark-start text:name="criterios-de-evaluación-7"/>Criterios de evaluación<text:bookmark-end text:name="criterios-de-evaluación-7"/></text:h>
<table:table table:name="Table8" table:style-name="Table8">
  <table:table-column table:style-name="Table8.A"/>
  <table:table-column table:style-name="Table8.B"/>
  <table:table-header-rows>
    <table:table-row>
      <table:table-cell table:style-name="TableHeaderRowCell" office:value-type="string">
        <text:p text:style-name="P16">Identificador</text:p>
      </table:table-cell>
      <table:table-cell table:style-name="TableHeaderRowCell" office:value-type="string">
        <text:p text:style-name="Table_20_Heading">Criterio</text:p>
      </table:table-cell>
    </table:table-row>
  </table:table-header-rows>
  <table:table-row>
    <table:table-cell table:style-name="TableRowCell" office:value-type="string">
      <text:p text:style-name="P17"><text:span text:style-name="Source_Text">08.a</text:span></text:p>
    </table:table-cell>
    <table:table-cell table:style-name="TableRowCell" office:value-type="string">
      <text:p text:style-name="Table_20_Contents">Se ha instalado y configurado el hardware de un sistema con acceso a una red privada local y a una red pública.</text:p>
    </table:table-cell>
  </table:table-row>
  <table:table-row>
    <table:table-cell table:style-name="TableRowCell" office:value-type="string">
      <text:p text:style-name="P17"><text:span text:style-name="Source_Text">08.b</text:span></text:p>
    </table:table-cell>
    <table:table-cell table:style-name="TableRowCell" office:value-type="string">
      <text:p text:style-name="Table_20_Contents">Se ha instalado una aplicación que actúe de pasarela entre la red privada local y la red pública.</text:p>
    </table:table-cell>
  </table:table-row>
  <table:table-row>
    <table:table-cell table:style-name="TableRowCell" office:value-type="string">
      <text:p text:style-name="P17"><text:span text:style-name="Source_Text">08.c</text:span></text:p>
    </table:table-cell>
    <table:table-cell table:style-name="TableRowCell" office:value-type="string">
      <text:p text:style-name="Table_20_Contents">Se han reconocido y diferenciado las principales características y posibilidades de la aplicación seleccionada.</text:p>
    </table:table-cell>
  </table:table-row>
  <table:table-row>
    <table:table-cell table:style-name="TableRowCell" office:value-type="string">
      <text:p text:style-name="P17"><text:span text:style-name="Source_Text">08.d</text:span></text:p>
    </table:table-cell>
    <table:table-cell table:style-name="TableRowCell" office:value-type="string">
      <text:p text:style-name="Table_20_Contents">Se han configurado los sistemas de la red privada local para acceder a la red pública a través de la pasarela.</text:p>
    </table:table-cell>
  </table:table-row>
  <table:table-row>
    <table:table-cell table:style-name="TableRowCell" office:value-type="string">
      <text:p text:style-name="P17"><text:span text:style-name="Source_Text">08.e</text:span></text:p>
    </table:table-cell>
    <table:table-cell table:style-name="TableRowCell" office:value-type="string">
      <text:p text:style-name="Table_20_Contents">Se han establecido los procedimientos de control de acceso para asegurar el tráfico que se transmite a través de la pasarela.</text:p>
    </table:table-cell>
  </table:table-row>
  <table:table-row>
    <table:table-cell table:style-name="TableRowCell" office:value-type="string">
      <text:p text:style-name="P17"><text:span text:style-name="Source_Text">08.f</text:span></text:p>
    </table:table-cell>
    <table:table-cell table:style-name="TableRowCell" office:value-type="string">
      <text:p text:style-name="Table_20_Contents">Se han implementado mecanismos para acelerar las comunicaciones entre la red privada local y la pública.</text:p>
    </table:table-cell>
  </table:table-row>
  <table:table-row>
    <table:table-cell table:style-name="TableRowCell" office:value-type="string">
      <text:p text:style-name="P17"><text:span text:style-name="Source_Text">08.g</text:span></text:p>
    </table:table-cell>
    <table:table-cell table:style-name="TableRowCell" office:value-type="string">
      <text:p text:style-name="Table_20_Contents">Se han identificado los posibles escenarios de aplicación de este tipo de mecanismos.</text:p>
    </table:table-cell>
  </table:table-row>
  <table:table-row>
    <table:table-cell table:style-name="TableRowCell" office:value-type="string">
      <text:p text:style-name="P17"><text:span text:style-name="Source_Text">08.h</text:span></text:p>
    </table:table-cell>
    <table:table-cell table:style-name="TableRowCell" office:value-type="string">
      <text:p text:style-name="Table_20_Contents">Se ha establecido un mecanismo que permita reenviar tráfico de red entre dos o más interfaces de un mismo sistema.</text:p>
    </table:table-cell>
  </table:table-row>
  <table:table-row>
    <table:table-cell table:style-name="TableRowCell" office:value-type="string">
      <text:p text:style-name="P17"><text:span text:style-name="Source_Text">08.i</text:span></text:p>
    </table:table-cell>
    <table:table-cell table:style-name="TableRowCell" office:value-type="string">
      <text:p text:style-name="Table_20_Contents">Se ha comprobado el acceso a una red determinada desde los sistemas conectados a otra red distinta.</text:p>
    </table:table-cell>
  </table:table-row>
  <table:table-row>
    <table:table-cell table:style-name="TableRowCell" office:value-type="string">
      <text:p text:style-name="P17"><text:span text:style-name="Source_Text">08.j</text:span></text:p>
    </table:table-cell>
    <table:table-cell table:style-name="TableRowCell" office:value-type="string">
      <text:p text:style-name="Table_20_Contents">Se ha implantado y verificado la configuración para acceder desde una red pública a un servicio localizado en una máquina de una red privada local.</text:p>
    </table:table-cell>
  </table:table-row>
</table:table>
<text:p text:style-name="Horizontal_20_Line"/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ES" fo:font-size="12pt" fo:language="es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ES" fo:font-size="12pt" fo:hyphenate="false" fo:hyphenation-push-char-count="2" fo:hyphenation-remain-char-count="2" fo:language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0227 - Servicios en Red</dc:title>
    <dc:description/>
    <dc:subject/>
    <meta:keyword>SMR, AW</meta:keyword>
    <dc:language>es-ES</dc:language>
    <meta:initial-creator>Opositor Nº 88888888</meta:initial-creator>
    <dc:creator>Opositor Nº 88888888</dc:creator>
    <meta:creation-date>2025-02-18T15:24:58Z</meta:creation-date>
    <dc:date>2025-02-18T15:24:58Z</dc:date>
    <meta:user-defined meta:name="abstract" meta:value-type="string">Programación didáctica para el primer curso del Grado Medio de Sistemas Microinformáticos y Redes. Impartida en el IES Salmedina (Chipiona, Cádiz) Curso 2024-2025.</meta:user-defined>
    <meta:user-defined meta:name="footer-left" meta:value-type="string">Ciclo Formativo de Grado Superior - Sistemas Microinformáticos y Redes</meta:user-defined>
    <meta:user-defined meta:name="footnotes-pretty" meta:value-type="string">True</meta:user-defined>
    <meta:user-defined meta:name="header-left" meta:value-type="string"/>
    <meta:user-defined meta:name="linestretch" meta:value-type="string">1.25</meta:user-defined>
    <meta:user-defined meta:name="mainfont" meta:value-type="string">Source Sans 3</meta:user-defined>
    <meta:user-defined meta:name="margin-bottom" meta:value-type="string">80pt</meta:user-defined>
    <meta:user-defined meta:name="page-background" meta:value-type="string">./resources/backgrounds/fondo-pd-2025.png</meta:user-defined>
    <meta:user-defined meta:name="page-background-opacity" meta:value-type="string">1</meta:user-defined>
    <meta:user-defined meta:name="papersize" meta:value-type="string">a4</meta:user-defined>
    <meta:user-defined meta:name="sansfont" meta:value-type="string">Source Sans 3</meta:user-defined>
    <meta:user-defined meta:name="subtitle" meta:value-type="string">Curso 2024-2025</meta:user-defined>
    <meta:user-defined meta:name="table-use-row-colors" meta:value-type="string">False</meta:user-defined>
    <meta:user-defined meta:name="titlepage" meta:value-type="string">True</meta:user-defined>
    <meta:user-defined meta:name="titlepage-background" meta:value-type="string">False</meta:user-defined>
    <meta:user-defined meta:name="titlepage-color" meta:value-type="string">007932</meta:user-defined>
    <meta:user-defined meta:name="titlepage-rule-color" meta:value-type="string">360049</meta:user-defined>
    <meta:user-defined meta:name="titlepage-rule-height" meta:value-type="string">0</meta:user-defined>
    <meta:user-defined meta:name="titlepage-text-color" meta:value-type="string">FFFFFF</meta:user-defined>
  </office:meta>
</office:document-meta>
</file>